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anderen Dateisystem ist btrfs vergleichbar?</text:p>
            <text:p>A) VFAT</text:p>
            <text:p>B) ext2</text:p>
            <text:p>C) Z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s der folgenden Features unterstützt btrfs noch nicht?</text:p>
            <text:p>A) Copy on Write</text:p>
            <text:p>B) RAID</text:p>
            <text:p>C) In-Line Deduplication</text:p>
            <text:p>D) Kompression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Kann ein btrfs Volume ohne den Einsatz von LVM im Laufenden Betrieb um weitere physikalische Disks erweitert werden?</text:p>
            <text:p>A) Ja</text:p>
            <text:p>B) Nein</text:p>
            <text:p>C) Nur wenn Copy on Write aktivier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rd die Kompression von Dateien in einem btrfs Volume durch einen periodischen Task erzielt?</text:p>
            <text:p>A) Ja, durch <text:span text:style-name="T1">btrfs-compres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1:27:49.447415187</dc:date>
    <dc:creator>Nicolas Christener</dc:creator>
    <meta:editing-duration>PT58M50S</meta:editing-duration>
    <meta:editing-cycles>23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3</meta:user-defined>
    <meta:user-defined meta:name="Modul_Name">btrfs</meta:user-defined>
  </office:meta>
</office:document-meta>
</file>